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8">
            <text:p>18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19">
            <text:p>19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21">
            <text:p>21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14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113])" office:value-type="float" office:value="354">
            <text:p>354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8">
            <text:p>18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2" office:value-type="date" office:date-value="2012-06-19">
            <text:p>19/06/12</text:p>
          </table:table-cell>
          <table:table-cell office:value-type="float" office:value="2">
            <text:p>2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9">
            <text:p>29</text:p>
          </table:table-cell>
        </table:table-row>
      </table:table>
      <table:table table:name="Memoria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6-17">
            <text:p>17/06/12</text:p>
          </table:table-cell>
          <table:table-cell office:value-type="float" office:value="1">
            <text:p>1</text:p>
          </table:table-cell>
        </table:table-row>
        <table:table-row table:style-name="ro1" table:number-rows-repeated="1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44">
            <text:p>4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54">
            <text:p>354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9">
            <text:p>29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4">
            <text:p>44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75">
            <text:p>5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2/06/2012</text:date>, <text:time>11:14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22T11:14:45</dc:date>
    <meta:editing-duration>PT1H36M2S</meta:editing-duration>
    <meta:editing-cycles>124</meta:editing-cycles>
    <meta:generator>LibreOffice/3.4$Unix LibreOffice_project/340m1$Build-602</meta:generator>
    <meta:document-statistic meta:table-count="5" meta:cell-count="377" meta:object-count="0"/>
  </office:meta>
</office:document-meta>
</file>